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ConfigTool.accept( File path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iplesecConfigTool.alter( String suffix , String realm , Attributes att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TriplesecConfigTool.getEntryLdif( String dn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riplesecConfigTool.setAdminPassword( MutableTriplesecStartupConfiguration config , File wkDir , String new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riplesecConfigTool.writeConfiguration( TriplesecInstallationLayout layout , TriplesecConfigSettings settin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7">
            <text:p text:style-name="Table_20_Contents">107</text:p>
          </table:table-cell>
        </table:table-row>
        <table:table-row>
          <table:table-cell office:value-type="string">
            <text:p text:style-name="Table_20_Contents">TriplesecConfigTool.alterWebXmlFile( File webXml , TriplesecConfigSettings settings , Properties props )</text:p>
          </table:table-cell>
          <table:table-cell office:value-type="float" office:value="96">
            <text:p text:style-name="Table_20_Contents">96</text:p>
          </table:table-cell>
          <table:table-cell office:value-type="float" office:value="77">
            <text:p text:style-name="Table_20_Contents">77</text:p>
          </table:table-cell>
          <table:table-cell office:value-type="float" office:value="317">
            <text:p text:style-name="Table_20_Contents">317</text:p>
          </table:table-cell>
        </table:table-row>
        <table:table-row>
          <table:table-cell office:value-type="string">
            <text:p text:style-name="Table_20_Contents">TriplesecConfigTool.alterLdifFile( String suffix , String realm , File ldif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